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true" smil:type="barnDoorWipe" smil:subtype="horizontal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2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subtitle">
      <style:graphic-properties draw:fill-color="#ffffff" fo:min-height="12.348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 xml:id="id1" draw:id="i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KR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Krystal</text:p>
          </draw:text-box>
        </draw:frame>
        <draw:frame draw:style-name="gr1" draw:text-style-name="P2" draw:layer="layout" svg:width="25.199cm" svg:height="3.506cm" svg:x="1.401cm" svg:y="0.837cm">
          <draw:text-box>
            <text:p/>
          </draw:text-box>
        </draw:frame>
        <anim:par presentation:node-type="timing-root">
          <anim:par smil:begin="id1.begin">
            <anim:transitionFilter smil:dur="2s" smil:type="barnDoorWipe" smil:subtype="horizontal" smil:direction="reverse"/>
          </anim:par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32" xml:id="id2" draw:id="id2">
        <draw:frame presentation:style-name="pr4" draw:text-style-name="P1" draw:layer="layout" svg:width="26cm" svg:height="12.348cm" svg:x="1cm" svg:y="0.837cm" presentation:class="subtitle">
          <draw:text-box>
            <text:p>Tutor on Shift:</text:p>
            <text:p>Krystal</text:p>
          </draw:text-box>
        </draw:frame>
        <anim:par presentation:node-type="timing-root">
          <anim:par smil:begin="id2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7T15:22:13.758140039</meta:creation-date>
    <dc:date>2019-03-13T18:13:36.770581013</dc:date>
    <meta:editing-duration>PT2M38S</meta:editing-duration>
    <meta:editing-cycles>2</meta:editing-cycles>
    <meta:generator>LibreOffice/5.2.7.2$Linux_ARM_EABI LibreOffice_project/20m0$Build-2</meta:generator>
    <meta:document-statistic meta:object-count="43"/>
  </office:meta>
</office:document-meta>
</file>